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70000016D18A67FAFCE28647E.png" manifest:media-type="image/png"/>
  <manifest:file-entry manifest:full-path="Pictures/1000000000000443000000B463CE66A6A6F980FA.png" manifest:media-type="image/png"/>
  <manifest:file-entry manifest:full-path="Pictures/1000000000000290000000A7AE64532DD58465CF.png" manifest:media-type="image/png"/>
  <manifest:file-entry manifest:full-path="Pictures/10000000000004410000018AA3B48E8F48A44557.png" manifest:media-type="image/png"/>
  <manifest:file-entry manifest:full-path="Pictures/1000000000000459000000C9D485E2D38F082283.png" manifest:media-type="image/png"/>
  <manifest:file-entry manifest:full-path="Pictures/1000000000000457000000C4EDDE8703803351F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8.726cm" draw:z-index="0"><draw:image xlink:href="Pictures/10000000000002C70000016D18A67FAFCE28647E.png" xlink:type="simple" xlink:show="embed" xlink:actuate="onLoad"/></draw:frame></text:p>
      <text:p text:style-name="Standard"><draw:frame draw:style-name="fr1" draw:name="Figura3" text:anchor-type="paragraph" svg:width="17cm" svg:height="4.327cm" draw:z-index="2"><draw:image xlink:href="Pictures/1000000000000290000000A7AE64532DD58465CF.png" xlink:type="simple" xlink:show="embed" xlink:actuate="onLoad"/></draw:frame></text:p>
      <text:p text:style-name="Standard"><draw:frame draw:style-name="fr1" draw:name="Figura4" text:anchor-type="paragraph" svg:width="17cm" svg:height="3.069cm" draw:z-index="3"><draw:image xlink:href="Pictures/1000000000000459000000C9D485E2D38F082283.png" xlink:type="simple" xlink:show="embed" xlink:actuate="onLoad"/></draw:frame></text:p>
      <text:p text:style-name="Standard"/>
      <text:p text:style-name="Standard"><draw:frame draw:style-name="fr1" draw:name="Figura2" text:anchor-type="paragraph" svg:width="17cm" svg:height="2.805cm" draw:z-index="1"><draw:image xlink:href="Pictures/1000000000000443000000B463CE66A6A6F980FA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Figura5" text:anchor-type="paragraph" svg:width="17cm" svg:height="6.151cm" draw:z-index="4"><draw:image xlink:href="Pictures/10000000000004410000018AA3B48E8F48A44557.png" xlink:type="simple" xlink:show="embed" xlink:actuate="onLoad"/></draw:frame><text:soft-page-break/></text:p>
      <text:p text:style-name="Standard"><draw:frame draw:style-name="fr1" draw:name="Figura6" text:anchor-type="paragraph" svg:width="17cm" svg:height="2.999cm" draw:z-index="5"><draw:image xlink:href="Pictures/1000000000000457000000C4EDDE8703803351F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5:04:55.596000000</meta:creation-date>
    <dc:date>2018-04-03T17:03:42.010000000</dc:date>
    <meta:editing-duration>PT1H48M24S</meta:editing-duration>
    <meta:editing-cycles>4</meta:editing-cycles>
    <meta:generator>LibreOffice/5.1.4.2$Windows_x86 LibreOffice_project/f99d75f39f1c57ebdd7ffc5f42867c12031db97a</meta:generator>
    <meta:document-statistic meta:table-count="0" meta:image-count="6" meta:object-count="0" meta:page-count="2" meta:paragraph-count="0" meta:word-count="0" meta:character-count="0" meta:non-whitespace-character-count="0"/>
  </office:meta>
</office:document-meta>
</file>